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language="es" fo:country="ES" fo:font-weight="normal" style:font-size-asian="12pt" style:font-weight-asian="normal" style:font-size-complex="12pt" style:font-weight-complex="normal"/>
    </style:style>
    <style:style style:name="P4" style:family="paragraph" style:parent-style-name="Standard">
      <style:text-properties fo:font-size="12pt" fo:language="es" fo:country="ES" fo:font-weight="bold" style:font-size-asian="12pt" style:font-weight-asian="bold" style:font-size-complex="12pt" style:font-weight-complex="bold"/>
    </style:style>
    <style:style style:name="P5" style:family="paragraph" style:parent-style-name="Standard">
      <style:text-properties fo:font-size="12pt" fo:language="es" fo:country="ES"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text-properties fo:font-size="12pt" fo:language="es" fo:country="ES" style:text-underline-style="solid" style:text-underline-width="auto" style:text-underline-color="font-color" fo:font-weight="normal" officeooo:rsid="0014969a" officeooo:paragraph-rsid="0014969a" style:font-size-asian="12pt" style:font-weight-asian="normal" style:font-size-complex="12pt" style:font-weight-complex="normal"/>
    </style:style>
    <style:style style:name="P7" style:family="paragraph" style:parent-style-name="Standard">
      <style:text-properties fo:font-size="12pt" fo:language="es" fo:country="ES" style:text-underline-style="solid" style:text-underline-width="auto" style:text-underline-color="font-color" fo:font-weight="normal" officeooo:rsid="001d0382" officeooo:paragraph-rsid="001d0382" style:font-size-asian="12pt" style:font-weight-asian="normal" style:font-size-complex="12pt" style:font-weight-complex="normal"/>
    </style:style>
    <style:style style:name="P8" style:family="paragraph" style:parent-style-name="Standard">
      <style:text-properties fo:font-size="12pt" fo:language="es" fo:country="ES" style:text-underline-style="solid" style:text-underline-width="auto" style:text-underline-color="font-color" fo:font-weight="normal" officeooo:rsid="001e5077" officeooo:paragraph-rsid="001e5077" style:font-size-asian="12pt" style:font-weight-asian="normal" style:font-size-complex="12pt" style:font-weight-complex="normal"/>
    </style:style>
    <style:style style:name="P9" style:family="paragraph" style:parent-style-name="Standard">
      <style:text-properties fo:font-size="12pt" fo:language="es" fo:country="ES" style:text-underline-style="none" fo:font-weight="normal" officeooo:rsid="0014969a" officeooo:paragraph-rsid="0014969a" style:font-size-asian="12pt" style:font-weight-asian="normal" style:font-size-complex="12pt" style:font-weight-complex="normal"/>
    </style:style>
    <style:style style:name="P10" style:family="paragraph" style:parent-style-name="Standard">
      <style:text-properties fo:font-size="12pt" fo:language="es" fo:country="ES" style:text-underline-style="none" fo:font-weight="normal" officeooo:rsid="0014969a" officeooo:paragraph-rsid="0014969a" style:font-size-asian="12pt" style:font-weight-asian="normal" style:font-size-complex="12pt" style:font-weight-complex="normal"/>
    </style:style>
    <style:style style:name="P11" style:family="paragraph" style:parent-style-name="Standard">
      <style:text-properties fo:font-size="12pt" fo:language="es" fo:country="ES" style:text-underline-style="none" fo:font-weight="normal" officeooo:rsid="00164284" officeooo:paragraph-rsid="00164284" style:font-size-asian="12pt" style:font-weight-asian="normal" style:font-size-complex="12pt" style:font-weight-complex="normal"/>
    </style:style>
    <style:style style:name="P12" style:family="paragraph" style:parent-style-name="Standard">
      <style:text-properties fo:font-size="12pt" fo:language="es" fo:country="ES" style:text-underline-style="none" fo:font-weight="normal" officeooo:rsid="001790f2" officeooo:paragraph-rsid="001790f2" style:font-size-asian="12pt" style:font-weight-asian="normal" style:font-size-complex="12pt" style:font-weight-complex="normal"/>
    </style:style>
    <style:style style:name="P13" style:family="paragraph" style:parent-style-name="Standard">
      <style:text-properties fo:font-size="12pt" fo:language="es" fo:country="ES" style:text-underline-style="none" fo:font-weight="normal" officeooo:rsid="00195b6b" officeooo:paragraph-rsid="00195b6b" style:font-size-asian="12pt" style:font-weight-asian="normal" style:font-size-complex="12pt" style:font-weight-complex="normal"/>
    </style:style>
    <style:style style:name="P14" style:family="paragraph" style:parent-style-name="Standard">
      <style:text-properties fo:font-size="12pt" fo:language="es" fo:country="ES" style:text-underline-style="none" fo:font-weight="normal" officeooo:rsid="001b46ba" officeooo:paragraph-rsid="001b46ba" style:font-size-asian="12pt" style:font-weight-asian="normal" style:font-size-complex="12pt" style:font-weight-complex="normal"/>
    </style:style>
    <style:style style:name="P15" style:family="paragraph" style:parent-style-name="Standard">
      <style:text-properties fo:font-size="12pt" fo:language="es" fo:country="ES" style:text-underline-style="none" fo:font-weight="normal" officeooo:rsid="001d0382" officeooo:paragraph-rsid="001d0382" style:font-size-asian="12pt" style:font-weight-asian="normal" style:font-size-complex="12pt" style:font-weight-complex="normal"/>
    </style:style>
    <style:style style:name="P16" style:family="paragraph" style:parent-style-name="Standard">
      <style:text-properties fo:font-size="12pt" fo:language="es" fo:country="ES" style:text-underline-style="none" fo:font-weight="normal" officeooo:rsid="001e5077" officeooo:paragraph-rsid="001e5077" style:font-size-asian="12pt" style:font-weight-asian="normal" style:font-size-complex="12pt" style:font-weight-complex="normal"/>
    </style:style>
    <style:style style:name="P17" style:family="paragraph" style:parent-style-name="Standard">
      <style:text-properties fo:font-size="12pt" fo:language="es" fo:country="ES" style:text-underline-style="none" fo:font-weight="normal" officeooo:rsid="00203990" officeooo:paragraph-rsid="00203990" style:font-size-asian="12pt" style:font-weight-asian="normal" style:font-size-complex="12pt" style:font-weight-complex="normal"/>
    </style:style>
    <style:style style:name="P18" style:family="paragraph" style:parent-style-name="Standard">
      <style:text-properties fo:font-size="12pt" fo:language="es" fo:country="ES" style:text-underline-style="none" fo:font-weight="normal" officeooo:rsid="00206ae9" officeooo:paragraph-rsid="00206ae9" style:font-size-asian="12pt" style:font-weight-asian="normal" style:font-size-complex="12pt" style:font-weight-complex="normal"/>
    </style:style>
    <style:style style:name="P19" style:family="paragraph" style:parent-style-name="Standard">
      <style:text-properties fo:font-size="12pt" fo:language="es" fo:country="ES" style:text-underline-style="none" fo:font-weight="normal" officeooo:rsid="0021357d" officeooo:paragraph-rsid="0021357d" style:font-size-asian="12pt" style:font-weight-asian="normal" style:font-size-complex="12pt" style:font-weight-complex="normal"/>
    </style:style>
    <style:style style:name="P20" style:family="paragraph" style:parent-style-name="Standard">
      <style:text-properties fo:font-size="12pt" fo:language="es" fo:country="ES" style:text-underline-style="none" fo:font-weight="normal" officeooo:rsid="00219cba" officeooo:paragraph-rsid="00219cba" style:font-size-asian="12pt" style:font-weight-asian="normal" style:font-size-complex="12pt" style:font-weight-complex="normal"/>
    </style:style>
    <style:style style:name="P21" style:family="paragraph" style:parent-style-name="Standard">
      <style:text-properties fo:font-size="12pt" fo:language="es" fo:country="ES" style:text-underline-style="none" fo:font-weight="normal" officeooo:rsid="0023863e" officeooo:paragraph-rsid="0023863e" style:font-size-asian="12pt" style:font-weight-asian="normal" style:font-size-complex="12pt" style:font-weight-complex="normal"/>
    </style:style>
    <style:style style:name="P22" style:family="paragraph" style:parent-style-name="Standard">
      <style:text-properties fo:font-size="12pt" fo:language="es" fo:country="ES" style:text-underline-style="none" fo:font-weight="normal" officeooo:rsid="00257e8a" officeooo:paragraph-rsid="00257e8a" style:font-size-asian="12pt" style:font-weight-asian="normal" style:font-size-complex="12pt" style:font-weight-complex="normal"/>
    </style:style>
    <style:style style:name="P23" style:family="paragraph" style:parent-style-name="Standard">
      <style:text-properties fo:font-size="12pt" fo:language="es" fo:country="ES" style:text-underline-style="none" fo:font-weight="normal" officeooo:rsid="0026fa02" officeooo:paragraph-rsid="0026fa02" style:font-size-asian="12pt" style:font-weight-asian="normal" style:font-size-complex="12pt" style:font-weight-complex="normal"/>
    </style:style>
    <style:style style:name="P24" style:family="paragraph" style:parent-style-name="Standard">
      <style:text-properties fo:font-size="12pt" fo:language="es" fo:country="ES" style:text-underline-style="none" fo:font-weight="normal" officeooo:rsid="0028a935" officeooo:paragraph-rsid="0028a935" style:font-size-asian="12pt" style:font-weight-asian="normal" style:font-size-complex="12pt" style:font-weight-complex="normal"/>
    </style:style>
    <style:style style:name="P25" style:family="paragraph" style:parent-style-name="Standard">
      <style:text-properties fo:font-size="12pt" fo:language="es" fo:country="ES" style:text-underline-style="none" fo:font-weight="normal" officeooo:rsid="00294ff2" officeooo:paragraph-rsid="00294ff2" style:font-size-asian="12pt" style:font-weight-asian="normal" style:font-size-complex="12pt" style:font-weight-complex="normal"/>
    </style:style>
    <style:style style:name="P26" style:family="paragraph" style:parent-style-name="Standard">
      <style:text-properties fo:font-size="12pt" fo:language="es" fo:country="ES" style:text-underline-style="none" fo:font-weight="normal" officeooo:rsid="002bf975" officeooo:paragraph-rsid="002bf975" style:font-size-asian="12pt" style:font-weight-asian="normal" style:font-size-complex="12pt" style:font-weight-complex="normal"/>
    </style:style>
    <style:style style:name="P27" style:family="paragraph" style:parent-style-name="Standard">
      <style:text-properties fo:font-size="12pt" fo:language="es" fo:country="ES" style:text-underline-style="none" fo:font-weight="normal" officeooo:rsid="002ec32b" officeooo:paragraph-rsid="002ec32b" style:font-size-asian="12pt" style:font-weight-asian="normal" style:font-size-complex="12pt" style:font-weight-complex="normal"/>
    </style:style>
    <style:style style:name="P28" style:family="paragraph" style:parent-style-name="Standard">
      <style:text-properties fo:font-size="12pt" fo:language="es" fo:country="ES" style:text-underline-style="none" fo:font-weight="bold" officeooo:rsid="001b46ba" officeooo:paragraph-rsid="001b46ba" style:font-size-asian="12pt" style:font-weight-asian="bold" style:font-size-complex="12pt" style:font-weight-complex="bold"/>
    </style:style>
    <style:style style:name="P29" style:family="paragraph" style:parent-style-name="Standard">
      <style:text-properties fo:font-size="12pt" fo:language="es" fo:country="ES" style:text-underline-style="none" fo:font-weight="bold" officeooo:rsid="0021357d" officeooo:paragraph-rsid="0021357d" style:font-size-asian="12pt" style:font-weight-asian="bold" style:font-size-complex="12pt" style:font-weight-complex="bold"/>
    </style:style>
    <style:style style:name="P30" style:family="paragraph" style:parent-style-name="Standard">
      <style:text-properties fo:font-size="12pt" fo:language="es" fo:country="ES" style:text-underline-style="none" fo:font-weight="bold" officeooo:rsid="00219cba" officeooo:paragraph-rsid="00219cba" style:font-size-asian="12pt" style:font-weight-asian="bold" style:font-size-complex="12pt" style:font-weight-complex="bold"/>
    </style:style>
    <style:style style:name="T1" style:family="text">
      <style:text-properties fo:language="es" fo:country="ES"/>
    </style:style>
    <style:style style:name="T2" style:family="text">
      <style:text-properties fo:language="es" fo:country="ES" style:text-underline-style="none"/>
    </style:style>
    <style:style style:name="T3" style:family="text">
      <style:text-properties style:text-underline-style="none"/>
    </style:style>
    <style:style style:name="T4" style:family="text">
      <style:text-properties style:text-underline-style="none" officeooo:rsid="001790f2"/>
    </style:style>
    <style:style style:name="T5" style:family="text">
      <style:text-properties style:text-underline-style="none" officeooo:rsid="001e5077"/>
    </style:style>
    <style:style style:name="T6" style:family="text">
      <style:text-properties style:text-underline-style="none" fo:font-weight="bold" style:font-weight-asian="bold" style:font-weight-complex="bold"/>
    </style:style>
    <style:style style:name="T7" style:family="text">
      <style:text-properties officeooo:rsid="00206ae9"/>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294ff2"/>
    </style:style>
    <style:style style:name="T11" style:family="text">
      <style:text-properties officeooo:rsid="002a21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3</text:p>
      <text:p text:style-name="P1"/>
      <text:p text:style-name="P2"/>
      <text:p text:style-name="P3">Niveles de paginación :</text:p>
      <text:p text:style-name="P3"><text:tab/>2 ---&gt; 3 accesos a memoria</text:p>
      <text:p text:style-name="P3"><text:tab/>Disminuir (1-p)---&gt; esta probabilidad</text:p>
      <text:p text:style-name="P2"/>
      <text:p text:style-name="P2">Si la tabla de p<text:span text:style-name="T1">ágina anterior con 2^n entradas que apuntan a pg de memoria principal.</text:span></text:p>
      <text:p text:style-name="P3">Ahora tendré una tabla de página que llamaré de primer nivel , que tendrá 2^k entradas y apunta a otra entrada de páginas de segundo nivel que tiene 2^(n-k) entradas. Si bien , en un principio seguiría ocupando lo mismo pues simplemente tengo un mayor nº de tablas de pg .</text:p>
      <text:p text:style-name="P3"/>
      <text:p text:style-name="P3">Los espacios reales de los procesos suelen ser dispersos, tienen espacios que no se utilizan pero que existen por si necesita crecer por ejemplo la pila. La paginación a dos niveles me permite que me ahorre tablas de segundo nivel que describen esos huecos que hay en el espacio de direcciones.En definitiva, sí permite aumento de memoria.</text:p>
      <text:p text:style-name="P3"/>
      <text:p text:style-name="P4">D-27</text:p>
      <text:p text:style-name="P3"/>
      <text:p text:style-name="P3">Cuando traduzco una dirección traduzco primero a la tabla de primer nivel y luego a la de segundo nivel. 3 accesos : dos para la tabla de página y otro para el acceso en sí a memoria .</text:p>
      <text:p text:style-name="P3"/>
      <text:p text:style-name="P3">Las tablas de primer nivel siempre deben residir en memoria si bien, las tablas de segundo nivel se pueden construir en disco. Me podría ahorrar la carga de ciertas páginas en memoria, ya que puede ser no necesario su uso.</text:p>
      <text:p text:style-name="P3"/>
      <text:p text:style-name="P4"/>
      <text:p text:style-name="P4">D-30</text:p>
      <text:p text:style-name="P4"/>
      <text:p text:style-name="P3">El compilador genera direcciones lineales y es la mmu de intel <text:s/>la que decide .</text:p>
      <text:p text:style-name="P3"/>
      <text:p text:style-name="P2"><text:span text:style-name="T1">La mmu de intel </text:span><text:span text:style-name="T2">funciona</text:span><text:span text:style-name="T1"> con pg de 4K o 4MB : cuando hago asignaciones grandes de memoria solo de 4k en 4k puede ser menos rentable por ello. La CPU puede estar funcionando tanto en 4k como en 4MB</text:span></text:p>
      <text:p text:style-name="P3"/>
      <text:p text:style-name="P3"/>
      <text:p text:style-name="P3"><text:s text:c="4"/>/Código \</text:p>
      <text:p text:style-name="P3"><text:s text:c="4"/>-----------</text:p>
      <text:p text:style-name="P3"><text:s text:c="2"/>/Datos <text:s text:c="4"/>\</text:p>
      <text:p text:style-name="P3">/ <text:s text:c="17"/>\</text:p>
      <text:p text:style-name="P3"><text:tab/></text:p>
      <text:p text:style-name="P3"/>
      <text:p text:style-name="P3">nº TPE 1º nivel =2^10</text:p>
      <text:p text:style-name="P3">nº TPE 2º nivel <text:s/>=2^10 <text:s text:c="6"/>Tamaño TP 1º y 2º nivel 4kb</text:p>
      <text:p text:style-name="P3">Cada tabla entra justamente en una pg , 4KB</text:p>
      <text:p text:style-name="P3">Cada tabla de página tiene 2^10 entradas y el ancho de la estructura son 4octetos.</text:p>
      <text:p text:style-name="P3">Una palabra tiene 4 octetos. Un octeto son 8 bits .</text:p>
      <text:p text:style-name="P2"><text:span text:style-name="T1">Intel direcciona octetos. El puntero en 32 bits tengo que ir </text:span><text:span text:style-name="T2">incrementándolo</text:span><text:span text:style-name="T1"> de 4 en 4 <text:s/>.</text:span></text:p>
      <text:p text:style-name="P3"/>
      <text:p text:style-name="P3">Intel 64 utiliza diferentes formatos para las entradas de las tablas de página . <text:s/></text:p>
      <text:p text:style-name="P3"/>
      <text:p text:style-name="P3">D-23 Entradas de Tablas de Pg x64</text:p>
      <text:p text:style-name="P3"><text:soft-page-break/>Tengo una serie de birs que me dice cómo tratar cada entrada, el bit xd me indica </text:p>
      <text:p text:style-name="P3">Utilizo 4 octetos porque tengo necesito especficar distinta información , permisos de ejecución , etc.</text:p>
      <text:p text:style-name="P3">Ver: bit de validez, otros que indican si puedo escribir o no, si puedo ejecutarla o no , <text:s/>si puedo ejecutar código del kernel.</text:p>
      <text:p text:style-name="P3"/>
      <text:p text:style-name="P3">D—33</text:p>
      <text:p text:style-name="P3">Carga las pg en RAM. En paginación la unidad mínima de asignación es una página.</text:p>
      <text:p text:style-name="P3">Como tengo pg de 4kb entonces el código son 8KB, los datos 4KB , etc</text:p>
      <text:p text:style-name="P3">Realmente harán falta solo dos del segundo nivel ----&gt;¿Por qué ?</text:p>
      <text:p text:style-name="P3"/>
      <text:p text:style-name="P3">Paginación a dos niveles : cae ejercicio en el examen.</text:p>
      <text:p text:style-name="P3"/>
      <text:p text:style-name="P3"/>
      <text:p text:style-name="P4">EJEMPLO RELLENANDO LAS TPS</text:p>
      <text:p text:style-name="P4"/>
      <text:p text:style-name="P3">Cada índice me da acceso a una tabla de segundo nivel que tiene 1024 entradas. Con cada índice cúanto puedo direccionar : una página entera que tiene 4kn luego </text:p>
      <text:p text:style-name="P3">DL=Dirección lógica </text:p>
      <text:p text:style-name="P3">DF= Dirección física</text:p>
      <text:p text:style-name="P3">C=cociente</text:p>
      <text:p text:style-name="P3"/>
      <text:p text:style-name="P3">DL <text:s text:c="5"/>-------------------------&gt;DF</text:p>
      <text:p text:style-name="P3">1024*4KB <text:s text:c="2"/>----------------------&gt;C=i ( Tabla de página nivel 2)</text:p>
      <text:p text:style-name="P3"><text:tab/><text:tab/>---------------------&gt;R = ? No lo tenemos en cuenta </text:p>
      <text:p text:style-name="P3"/>
      <text:p text:style-name="P3">j=R/4KB <text:s text:c="9"/>---------------------&gt; C= j <text:s text:c="2"/>( entrada dentro de la tabla de 2º nivel, el marco al que <text:tab/><text:tab/><text:tab/><text:tab/><text:tab/><text:tab/>accedo)</text:p>
      <text:p text:style-name="P3"><text:tab/><text:tab/>-------------------------&gt;R = offset (distancia, dirección <text:s text:c="2"/>a la que quiero acceder dentro <text:tab/><text:tab/><text:tab/><text:tab/><text:tab/><text:tab/><text:tab/>de los 4KB de la pg ) </text:p>
      <text:p text:style-name="P3"><text:s text:c="18"/></text:p>
      <text:p text:style-name="P6">Datos= 3GB-1;</text:p>
      <text:p text:style-name="P9"/>
      <text:p text:style-name="P5"/>
      <text:p text:style-name="P6">3<text:span text:style-name="T3">GB-1 /1024*4K <text:s/>; C=767 (Primer nivel, en el marco 2) ; R=4M-1 ;</text:span></text:p>
      <text:p text:style-name="P9">(4M-1)/4K-----c=1023 (Utilizo esta entrada en la tabla 2; r=3 ;</text:p>
      <text:p text:style-name="P9"/>
      <text:p text:style-name="P9">3 y 4 son el código y el 5 los datos ( en la table verde)</text:p>
      <text:p text:style-name="P9"/>
      <text:p text:style-name="P11">En la tabla de direcciones , cualquier dirección que esté en el hueco de un espacio de direcciones que no es válida, y se intenta acceder a ella, se generará una excepción.</text:p>
      <text:p text:style-name="P11"/>
      <text:p text:style-name="P6"><text:span text:style-name="T4">D-17</text:span><text:span text:style-name="T3"><text:tab/></text:span></text:p>
      <text:p text:style-name="P12">Si alguno de los bits de validez está activo, puedo hacer la traducción</text:p>
      <text:p text:style-name="P12">4 <text:s text:c="3"/>x 4096 +1582 = 17966</text:p>
      <text:p text:style-name="P12">4 : es el marco 4</text:p>
      <text:p text:style-name="P12">1582 : dirección dentro del marco 4</text:p>
      <text:p text:style-name="P12">17966 : dirección física final ( no hay que trabajar en binario)</text:p>
      <text:p text:style-name="P13">Si el bit de validez es 0, lanza excepción , ejemplo : Segmentation fault</text:p>
      <text:p text:style-name="P13"/>
      <text:p text:style-name="P13"/>
      <text:p text:style-name="P28">Paginación por demanda :</text:p>
      <text:p text:style-name="P28"/>
      <text:p text:style-name="P14"><text:soft-page-break/>En memoria solo necesitaremos solo aquel fragmento de código y datos que estemos utilizando , lo que permite no tener todo el proceso cargado. Vamos cargando aquellas páginas que necesitemos en un momento determinado. Reducimos las entradas y salidas, si el programa necesita solo 3 pg , solo me traigo de disco 3. Menos memoria en uso, pues si dichas páginas ocupan x marcos, el resto de marco pueden utilizarse para otros procesos ,etc.</text:p>
      <text:p text:style-name="P14">Doble uso al bit de validez : SI es 0, aborto la ejecución (la página no está en memoria ): falta de página.</text:p>
      <text:p text:style-name="P14">Si es válido, una pagina está en memoria o puede no estar en memoria</text:p>
      <text:p text:style-name="P15">Rutina de excepción falta de pg : Tengo una estructura de datos y veo si pertenece al espacio o no (entonces --&gt; excepción) .</text:p>
      <text:p text:style-name="P7"><text:span text:style-name="T3">Necesito a nivel de SO una estructura de datos que me describa las direcciones del proces</text:span><text:span text:style-name="T5">o.</text:span></text:p>
      <text:p text:style-name="P8"><text:span text:style-name="T3">EL SO va asignando memoria a los procesos, pero estos puede que luego no haga liberación de memoria lo que hace que la memoria se agote en el SO . que introduce un mecanismo de </text:span><text:span text:style-name="T6">reclamación de memoria</text:span><text:span text:style-name="T3"> cúando se ha utilizado en cierto intervalo de tiempo, ve qué páginas no está utilizando los procesos y el SO le quita al proceso el control de esa página para poder volver asignarle los marcos que he reclamado .</text:span></text:p>
      <text:p text:style-name="P16"/>
      <text:p text:style-name="P16">A nivel hardware </text:p>
      <text:p text:style-name="P16"/>
      <text:p text:style-name="P16"/>
      <text:p text:style-name="P16"/>
      <text:p text:style-name="P16"/>
      <text:p text:style-name="P17">Diapositiva 41</text:p>
      <text:p text:style-name="P17">Cualquiera que no estémarcado por una vmarea esa region es invalida, olo son validas las que tienen vmarea</text:p>
      <text:p text:style-name="P17">Cada vmarea mantiene información de cál es el archivo de donde viene .</text:p>
      <text:p text:style-name="P17">Desde el punto de vista de paginación , cuando introduzco una falta de página me dice cuál ha sido .</text:p>
      <text:p text:style-name="P17">La tabla de pg la ajusto para que la pg que contiene la dirección faltante apunte al ejecutable que he asignado .</text:p>
      <text:p text:style-name="P17">La proyección <text:s/>me dice donte tengo que localizarla en disco y me permite cargarla.</text:p>
      <text:p text:style-name="P17">La diapositivas no se entieneden y el profesor habla rápido</text:p>
      <text:p text:style-name="P18">D-42</text:p>
      <text:p text:style-name="P17">Si está por encima de los 3gb es del kernel.</text:p>
      <text:p text:style-name="P17">Si no estoy en modo kernel y la dirección en kernel genera falta de segmentación.<text:span text:style-name="T7"> En modo usuario genera falta de página para l usuario.</text:span></text:p>
      <text:p text:style-name="P18">En el</text:p>
      <text:p text:style-name="P18">Dirección que no tiene vm área asociada .</text:p>
      <text:p text:style-name="P18">Si no tengo los suficientes privilegios , genera segmentación.</text:p>
      <text:p text:style-name="P18">SI tiene privilegios, gestiono petición.</text:p>
      <text:p text:style-name="P19"/>
      <text:p text:style-name="P29">Mecanismo COW:</text:p>
      <text:p text:style-name="P29"><text:tab/><text:span text:style-name="T8">Intentar que no haya dos marcos que tienen exactamente la misma información. Solo tendré en RAM un marco que contiene exactamente la misma información.Cuando un proceso que comparte el marco, los datos son compartidos, si alguno de los procesos intenta escribir en el marco, entonces el sistema genera una copia del marco para asignársela al proceso que intenta escribir.(copia al escribir). Al copiar, marca como solo lectura, la pg pero la vm-area los permisos son de escritura. D44 Tengo un proceso que apunta al marco 100 , hace un fork, cada proceso tiene su mm struct inicialmente padre e hijo comparten el marco 100 . Cuando el sistema hace un cloado de la estructura . degka en el vm area lectura y escritura pero en la tabla de páginas asigno solo lectura ( en el pare). Cuando el hijo intente escribir en el marco 100, que solo es de lectura salta la rutina de excepción de falta de página. Esta rutina detecta que estamos en el caso copy on wirte porque la vm area tiene rw mientras que la tabla de pg me permite solo leer.Así ajusta la tabla de </text:span><text:soft-page-break/><text:span text:style-name="T8">paginas <text:s/>del hijo para que apunte al 120 y así en la tabla de página se nos permitirá también escribir.</text:span></text:p>
      <text:p text:style-name="P29"><text:span text:style-name="T8">El resto de procesos que no han intentado escribir siguen en el maco 100. La diferencia entre el 100 y el 120 es que en un principio el 100 tiene solo lectura y el 120 también tiene escritura. Duplica la pagina que va a ser modificada . Actualmente lo utilizan todos los SOS para ahorrar memoria.</text:span></text:p>
      <text:p text:style-name="P29"><text:span text:style-name="T8"/></text:p>
      <text:p text:style-name="P29"><text:span text:style-name="T8">D-41 </text:span></text:p>
      <text:p text:style-name="P29"><text:span text:style-name="T8">En el ejecutable no existe la pila , sino que es algo que construye el SO cuando carga un proceso, no hay almacén de respaldo</text:span></text:p>
      <text:p text:style-name="P29">Página anónimo : <text:span text:style-name="T8"><text:s/>pagina rellena de ceros</text:span></text:p>
      <text:p text:style-name="P29"><text:span text:style-name="T8">La gestión de la pila recae en el SO.</text:span></text:p>
      <text:p text:style-name="P30"><text:span text:style-name="T8"><text:s/></text:span></text:p>
      <text:p text:style-name="P30"><text:span text:style-name="T8">Cuando empujo algo en la pila le digo al SO que escriba por encima de la pila</text:span></text:p>
      <text:p text:style-name="P30"><text:span text:style-name="T8">Comprobaciones :</text:span></text:p>
      <text:p text:style-name="P30"><text:span text:style-name="T8">Dirección maxima de la pila no colapsa con el espacio de direcciones .</text:span></text:p>
      <text:p text:style-name="P20">Para que no me dé segmentation fault rutina de excepcion de falta de página, asignación de memoria, tengo que hacer crecer la región y una vez crece </text:p>
      <text:p text:style-name="P20"/>
      <text:p text:style-name="P20">grosdown crece hacia abajo del espacio de direcciones, el manejador de la falta de pg </text:p>
      <text:p text:style-name="P20">SI intento escribir menos de 32 bits me permite escribir si es más no me permite. El usuario empujará </text:p>
      <text:p text:style-name="P20">Consigo que la pila crezca de forma automática ¿cómo?</text:p>
      <text:p text:style-name="P20"/>
      <text:p text:style-name="P20">D-46</text:p>
      <text:p text:style-name="P20">Los programas no están cargados completamente en memoria . Cuando referencio una página álida y no está cargada en memoria la asigno y cargo.</text:p>
      <text:p text:style-name="P20">PTE lo que corresponde al marco es todo cero.</text:p>
      <text:p text:style-name="P20"/>
      <text:p text:style-name="P21">Una pg podria haber sido cargada anteriormente ero actualmente no está asignada al espacio de direcciones.</text:p>
      <text:p text:style-name="P21"/>
      <text:p text:style-name="P22">Si tengo solo un mecanismo de ir asignando memoria , en un momento </text:p>
      <text:p text:style-name="P22">Linux utiliza reclamación de memoria , explora los espacios de direcciones de ls procesos para detectar si hay paginas que no han sido referenciadas . Candidatas a ser libres, tomo la PTE que apunta a esa pg y le digo que ya esa pg no está asignada. SI se que un proceso ha tenido una pg que le he quitado el indicador Present está a cero peor la PTE es distinta de cero.</text:p>
      <text:p text:style-name="P22"/>
      <text:p text:style-name="P22"/>
      <text:p text:style-name="P22">RRU<text:tab/> QUÉ PAGINAS HACE maś tiempo que no referencia , si ha sido referenciada en el pasado candidata al recargar, si no ha sido ....</text:p>
      <text:p text:style-name="P22">Algoritmo de RRU linux ver por encima ( son ñasicamente algoritmos de sustitución de pg)</text:p>
      <text:p text:style-name="P22">Hay hebras que ve qué pg pueden ir retirando </text:p>
      <text:p text:style-name="P22"/>
      <text:p text:style-name="P23">D-47</text:p>
      <text:p text:style-name="P24">nopage sabe como detectar .</text:p>
      <text:p text:style-name="P24">La pg a 0 <text:s/>es cero para evitar que un usuario lea información de otro usuario, se rellena a cero.</text:p>
      <text:p text:style-name="P24">Todas las proyecciones anónimas tienen como almacén de respaldo la pg cero.</text:p>
      <text:p text:style-name="P24"/>
      <text:p text:style-name="P24">D-48</text:p>
      <text:p text:style-name="P24"/>
      <text:p text:style-name="P24">Cachémcon páginas con datos de archivos regulares . La caché de bloques de datos no existe . </text:p>
      <text:p text:style-name="P24">En Linux utilizo una caché de <text:span text:style-name="T9">metadatos. </text:span>LOs atributos se mantienen en caché. En solaris los metadatos se almacenan en espacio de usuario.<text:span text:style-name="T10">EN linux el intercambio se hace solo de pg sucias y </text:span><text:soft-page-break/><text:span text:style-name="T10">especialmente de páginas anónimas. Cuando el nº de pg que tienen el SO como lbre cae debajo de la marca inferior se se disparan las hebras de reclamación de pg. El intercambio es el último recurso para liberar memoria para ir satisfaciendo las diferentes demandas si se dispara con cierta frecuencia es que no hay suficiente RAM libre.</text:span></text:p>
      <text:p text:style-name="P25">No se intercambia a disco todas las páginas , si necesito un área de intercambio muy grandes es disco que le quito a laaplicación . Saco páginas de pila y pag sucias de datos pues lo que hay en el almacén de respaldo no es válido. Las pilas no están en el ej , si quiero reclamar memoria .</text:p>
      <text:p text:style-name="P25">El código, tengo una copia de respaldo en el ejecutable . Swap :normalmente el doble de memoria principal, la fragmentacion puede llegar al 50% enel peor de loscasos, caso ene, tengamos que sacar toda la memoria (suponiendo fragmentación en el peor de los casos del 50% )<text:span text:style-name="T11">. El área de intercambio (swap) es una extensión de la RAM( memoria principal) . <text:s/>Cuando lanzo un proceso se hace una "prerreserva" del área de swap. En linux se puede hacer intercambio por una partición o sobre un archivo. SI necesito crecer el área de swap puedo crecer el archivo.Aunque linux me permite crear áreas de swap en tiempo de ejecución.También podemos decirle al sistema que no utilice swapping. <text:s/>En sistemas empotrados, embebidos no hay disco duro, puedo hacer gestión de memoria peor no hay swapping.</text:span></text:p>
      <text:p text:style-name="P27">En aplicaciones de tiempo real , se ancla la pg , no se saca de memoria principal bajo ningún proceso. (Ancla cierto tamaño de memoria principal para que no salga ).</text:p>
      <text:p text:style-name="P26">Windows lo hace sobre un archivo, donde voy salvando</text:p>
      <text:p text:style-name="P24">A unix le da igual si es ejecutable , o pdf ,etc. En windows la extensión si es important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9M24S</meta:editing-duration>
    <meta:editing-cycles>33</meta:editing-cycles>
    <meta:generator>LibreOffice/5.1.6.2$Linux_X86_64 LibreOffice_project/10m0$Build-2</meta:generator>
    <dc:date>2017-11-27T12:38:10.133968153</dc:date>
    <meta:document-statistic meta:table-count="0" meta:image-count="0" meta:object-count="0" meta:page-count="5" meta:paragraph-count="115" meta:word-count="2105" meta:character-count="11487" meta:non-whitespace-character-count="9377"/>
    <meta:user-defined meta:name="Info 1"/>
    <meta:user-defined meta:name="Info 2"/>
    <meta:user-defined meta:name="Info 3"/>
    <meta:user-defined meta:name="Info 4"/>
  </office:meta>
</office:document-meta>
</file>